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Helper.getUriFromPath( NamespaceAccessToken na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.Group( String uri , List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minHelper.listGroups( NamespaceAccessToken nat , String caller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dminHelper.addRole( NamespaceAccessToken nat , String caller ,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minHelper.listPrivileges( NamespaceAccessToken nat , String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Helper.listPermissions( NamespaceAccessToken nat , String caller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dminHelper.removePermission( NamespaceAccessToken nat , String caller , String path , String subject , String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dminHelper.addGroup( NamespaceAccessToken nat , String caller , String grou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minHelper.addLock( NamespaceAccessToken nat , String caller , String path , String subject , String type , String expiration , String exclusive , String inher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dminHelper.listLocks( NamespaceAccessToken nat , String caller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dminHelper.listUsers( NamespaceAccessToken nat , String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Helper.removeLock( NamespaceAccessToken nat , String caller , String uri , String lock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dminHelper.addMember( NamespaceAccessToken nat , String caller , String objectUri , String subject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dminHelper.addUser( NamespaceAccessToken nat , String caller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roup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Helper.removeObject( NamespaceAccessToken nat , String caller , String objec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up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Helper.addPermission( NamespaceAccessToken nat , String caller , String path , String subject , String action , String inheritable , String negati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dminHelper.listObjects( NamespaceAccessToken nat , String caller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minHelper.changePassword( NamespaceAccessToken nat , String caller , String userUri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dminHelper.removeMember( NamespaceAccessToken nat , String caller , String objectUri , String subject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dminHelper.login( NamespaceAccessToken nat , String userId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